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tiesContextTransactionalTestNGSpringContextTests.dir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TransactionalTestNGSpringContextTests.verifyContextWasNotDirt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tiesContextTransactionalTestNGSpringContextTests.verifyContextWasDirt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tiesContextTransactionalTestNGSpringContextTests.performCommon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